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9.888cm" table:align="left"/>
    </style:style>
    <style:style style:name="Table2.A" style:family="table-column">
      <style:table-column-properties style:column-width="1.951cm"/>
    </style:style>
    <style:style style:name="Table2.B" style:family="table-column">
      <style:table-column-properties style:column-width="1.753cm"/>
    </style:style>
    <style:style style:name="Table2.C" style:family="table-column">
      <style:table-column-properties style:column-width="2.249cm"/>
    </style:style>
    <style:style style:name="Table2.D" style:family="table-column">
      <style:table-column-properties style:column-width="1.819cm"/>
    </style:style>
    <style:style style:name="Table2.E" style:family="table-column">
      <style:table-column-properties style:column-width="2.117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0.55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679cm"/>
    </style:style>
    <style:style style:name="Table1.C" style:family="table-column">
      <style:table-column-properties style:column-width="2.547cm"/>
    </style:style>
    <style:style style:name="Table1.D" style:family="table-column">
      <style:table-column-properties style:column-width="2.413cm"/>
    </style:style>
    <style:style style:name="Table1.1" style:family="table-row">
      <style:table-row-properties style:min-row-height="0.43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 CW</text:p>
          </table:table-cell>
          <table:table-cell table:style-name="Table2.A1" office:value-type="string">
            <text:p text:style-name="Table_20_Contents"/>
          </table:table-cell>
          <table:table-cell table:style-name="Table2.E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--531</text:p>
            <text:p text:style-name="Table_20_Contents">-522</text:p>
            <text:p text:style-name="Table_20_Contents">-324</text:p>
            <text:p text:style-name="Table_20_Contents">-306</text:p>
            <text:p text:style-name="Table_20_Contents">-252</text:p>
            <text:p text:style-name="Table_20_Contents">-198</text:p>
            <text:p text:style-name="Table_20_Contents">-180</text:p>
            <text:p text:style-name="Table_20_Contents">-162</text:p>
            <text:p text:style-name="Table_20_Contents">-144</text:p>
            <text:p text:style-name="Table_20_Contents">-126</text:p>
            <text:p text:style-name="Table_20_Contents">-108</text:p>
            <text:p text:style-name="Table_20_Contents">-90</text:p>
            <text:p text:style-name="Table_20_Contents">-72</text:p>
            <text:p text:style-name="Table_20_Contents">-54</text:p>
            <text:p text:style-name="Table_20_Contents">-36</text:p>
            <text:p text:style-name="Table_20_Contents">-36</text:p>
            <text:p text:style-name="Table_20_Contents">-18</text:p>
            <text:p text:style-name="Table_20_Contents">0</text:p>
            <text:p text:style-name="Table_20_Contents">18</text:p>
            <text:p text:style-name="Table_20_Contents">36</text:p>
            <text:p text:style-name="Table_20_Contents">54</text:p>
            <text:p text:style-name="Table_20_Contents">72</text:p>
            <text:p text:style-name="Table_20_Contents">90</text:p>
            <text:p text:style-name="Table_20_Contents">108</text:p>
            <text:p text:style-name="Table_20_Contents">126</text:p>
            <text:p text:style-name="Table_20_Contents">144</text:p>
            <text:p text:style-name="Table_20_Contents">180</text:p>
            <text:p text:style-name="Table_20_Contents">198</text:p>
            <text:p text:style-name="Table_20_Contents">252</text:p>
            <text:p text:style-name="Table_20_Contents">342</text:p>
            <text:p text:style-name="Table_20_Contents">378</text:p>
            <text:p text:style-name="Table_20_Contents">432</text:p>
            <text:p text:style-name="Table_20_Contents">594</text:p>
            <text:p text:style-name="Table_20_Contents">718</text:p>
            <text:p text:style-name="Table_20_Contents">1044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270 CW</text:p>
          </table:table-cell>
          <table:table-cell table:style-name="Table2.A2" office:value-type="string">
            <text:p text:style-name="Table_20_Contents">-1638</text:p>
            <text:p text:style-name="Table_20_Contents">-1332</text:p>
            <text:p text:style-name="Table_20_Contents">-1015</text:p>
            <text:p text:style-name="Table_20_Contents">-1000</text:p>
            <text:p text:style-name="Table_20_Contents">-990</text:p>
            <text:p text:style-name="Table_20_Contents">-972</text:p>
            <text:p text:style-name="Table_20_Contents">-900</text:p>
            <text:p text:style-name="Table_20_Contents">-882</text:p>
            <text:p text:style-name="Table_20_Contents">-864</text:p>
            <text:p text:style-name="Table_20_Contents">-846</text:p>
            <text:p text:style-name="Table_20_Contents"><text:soft-page-break/>-828</text:p>
            <text:p text:style-name="Table_20_Contents">-828</text:p>
            <text:p text:style-name="Table_20_Contents">-810</text:p>
            <text:p text:style-name="Table_20_Contents">-702</text:p>
            <text:p text:style-name="Table_20_Contents">-720</text:p>
            <text:p text:style-name="Table_20_Contents">-738</text:p>
            <text:p text:style-name="Table_20_Contents">-796</text:p>
            <text:p text:style-name="Table_20_Contents">-774</text:p>
            <text:p text:style-name="Table_20_Contents">-750</text:p>
            <text:p text:style-name="Table_20_Contents">-750</text:p>
            <text:p text:style-name="Table_20_Contents">-738</text:p>
            <text:p text:style-name="Table_20_Contents">-720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846</text:p>
            <text:p text:style-name="Table_20_Contents">864</text:p>
            <text:p text:style-name="Table_20_Contents">918</text:p>
            <text:p text:style-name="Table_20_Contents">1008</text:p>
            <text:p text:style-name="Table_20_Contents">1044</text:p>
            <text:p text:style-name="Table_20_Contents">1062</text:p>
            <text:p text:style-name="Table_20_Contents">1080</text:p>
            <text:p text:style-name="Table_20_Contents">1098</text:p>
            <text:p text:style-name="Table_20_Contents">1116</text:p>
            <text:p text:style-name="Table_20_Contents">1116</text:p>
            <text:p text:style-name="Table_20_Contents"><text:soft-page-break/>1134</text:p>
            <text:p text:style-name="Table_20_Contents">1152</text:p>
          </table:table-cell>
          <table:table-cell table:style-name="Table2.E2" office:value-type="string">
            <text:p text:style-name="Table_20_Contents">90 CW</text:p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171</text:p>
            <text:p text:style-name="Table_20_Contents">198</text:p>
            <text:p text:style-name="Table_20_Contents">234</text:p>
            <text:p text:style-name="Table_20_Contents">265</text:p>
            <text:p text:style-name="Table_20_Contents">576</text:p>
            <text:p text:style-name="Table_20_Contents">756</text:p>
            <text:p text:style-name="Table_20_Contents">774</text:p>
            <text:p text:style-name="Table_20_Contents"/>
            <text:p text:style-name="Table_20_Contents">n1 2286</text:p>
            <text:p text:style-name="Table_20_Contents">n2 -72<text:tab/></text:p>
            <text:p text:style-name="Table_20_Contents">n3 -306</text:p>
            <text:p text:style-name="Table_20_Contents"/>
            <text:p text:style-name="Table_20_Contents">n1 2286</text:p>
            <text:p text:style-name="Table_20_Contents">n2 -108</text:p>
            <text:p text:style-name="Table_20_Contents">n3 -306</text:p>
            <text:p text:style-name="Table_20_Contents"/>
            <text:p text:style-name="Table_20_Contents">n1 2286 </text:p>
            <text:p text:style-name="Table_20_Contents">n2 0<text:tab/> </text:p>
            <text:p text:style-name="Table_20_Contents">n3 -252</text:p>
            <text:p text:style-name="Table_20_Contents"/>
            <text:p text:style-name="Table_20_Contents">n1 2286 </text:p>
            <text:p text:style-name="Table_20_Contents">n2 18<text:tab/> </text:p>
            <text:p text:style-name="Table_20_Contents">n3 -216</text:p>
            <text:p text:style-name="Table_20_Contents"/>
            <text:p text:style-name="Table_20_Contents">n1 2286</text:p>
            <text:p text:style-name="Table_20_Contents">n2 54<text:tab/> </text:p>
            <text:p text:style-name="Table_20_Contents">n3 -252</text:p>
            <text:p text:style-name="Table_20_Contents"/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180 CW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Table_20_Contents">270 CW</text:p>
          </table:table-cell>
          <table:table-cell table:style-name="Table1.A1" office:value-type="string">
            <text:p text:style-name="Table_20_Contents">0 CW</text:p>
          </table:table-cell>
          <table:table-cell table:style-name="Table1.A1" office:value-type="string">
            <text:p text:style-name="Table_20_Contents">180 CW</text:p>
          </table:table-cell>
          <table:table-cell table:style-name="Table1.D1" office:value-type="string">
            <text:p text:style-name="Table_20_Contents">90 CW</text:p>
          </table:table-cell>
        </table:table-row>
        <table:table-row>
          <table:table-cell table:style-name="Table1.A2" office:value-type="string">
            <text:p text:style-name="Table_20_Contents">-1638 to -720</text:p>
          </table:table-cell>
          <table:table-cell table:style-name="Table1.A2" office:value-type="string">
            <text:p text:style-name="Table_20_Contents">-531 to 1044</text:p>
          </table:table-cell>
          <table:table-cell table:style-name="Table1.A2" office:value-type="string">
            <text:p text:style-name="Table_20_Contents">171 to 774</text:p>
          </table:table-cell>
          <table:table-cell table:style-name="Table1.D2" office:value-type="string">
            <text:p text:style-name="Table_20_Contents">846 to 115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13:53:25</meta:creation-date>
    <dc:date>2014-07-06T17:59:22</dc:date>
    <meta:editing-duration>PT4H5M57S</meta:editing-duration>
    <meta:editing-cycles>48</meta:editing-cycles>
    <meta:generator>OpenOffice.org/3.4.1$Unix OpenOffice.org_project/341m1$Build-9593</meta:generator>
    <meta:document-statistic meta:table-count="2" meta:image-count="0" meta:object-count="0" meta:page-count="2" meta:paragraph-count="103" meta:word-count="135" meta:character-count="463"/>
  </office:meta>
</office:document-meta>
</file>